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6.32cm" fo:margin-left="0.191cm" style:page-number="auto" table:align="left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13.991cm"/>
    </style:style>
    <style:style style:name="Table1.1" style:family="table-row">
      <style:table-row-properties style:min-row-height="2.9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justify" style:justify-single-word="false"/>
      <style:text-properties fo:language="id" fo:country="ID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4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text-indent="1.249cm" style:auto-text-indent="false"/>
    </style:style>
    <style:style style:name="P17" style:family="paragraph" style:parent-style-name="Normal">
      <style:paragraph-properties fo:margin-left="0cm" fo:margin-right="0cm" fo:text-indent="1.27cm" style:auto-text-indent="false"/>
    </style:style>
    <style:style style:name="P18" style:family="paragraph" style:parent-style-name="Normal" style:list-style-name="L1">
      <style:paragraph-properties fo:orphans="2" fo:widows="2"/>
    </style:style>
    <style:style style:name="P19" style:family="paragraph" style:parent-style-name="Normal" style:list-style-name="L1">
      <style:paragraph-properties>
        <style:tab-stops/>
      </style:paragraph-properties>
    </style:style>
    <style:style style:name="P20" style:family="paragraph" style:parent-style-name="Normal" style:list-style-name="L3">
      <style:paragraph-properties fo:orphans="2" fo:widows="2"/>
      <style:text-properties fo:language="id" fo:country="ID"/>
    </style:style>
    <style:style style:name="P21" style:family="paragraph" style:parent-style-name="Normal" style:list-style-name="L2">
      <style:paragraph-properties fo:margin-left="1cm" fo:margin-right="0cm" fo:orphans="2" fo:widows="2" fo:text-indent="-1cm" style:auto-text-indent="false">
        <style:tab-stops/>
      </style:paragraph-properties>
      <style:text-properties fo:language="id" fo:country="ID"/>
    </style:style>
    <style:style style:name="P22" style:family="paragraph" style:parent-style-name="Normal" style:list-style-name="L2">
      <style:paragraph-properties fo:margin-left="1cm" fo:margin-right="0cm" fo:text-align="justify" style:justify-single-word="false" fo:orphans="2" fo:widows="2" fo:text-indent="-1cm" style:auto-text-indent="false">
        <style:tab-stops/>
      </style:paragraph-properties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fo:language="id" fo:country="ID"/>
    </style:style>
    <style:style style:name="T7" style:family="text">
      <style:text-properties fo:color="#ff0000" fo:language="en" fo:country="ID"/>
    </style:style>
    <style:style style:name="T8" style:family="text">
      <style:text-properties fo:language="en" fo:country="ID"/>
    </style:style>
    <style:style style:name="T9" style:family="text">
      <style:text-properties fo:color="#800000" fo:language="id" fo:country="ID"/>
    </style:style>
    <style:style style:name="T10" style:family="text">
      <style:text-properties style:use-window-font-color="true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388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2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387" draw:style-name="gr1" draw:type="line" svg:x1="0cm" svg:y1="-0.011cm" svg:x2="16.593cm" svg:y2="-0.011cm" svg:d="M0-12h16593"><text:p/></draw:connector><text:span text:style-name="Default_20_Paragraph_20_Font"><text:span text:style-name="T3"/></text:span></text:p>
      <text:p text:style-name="Normal">Nomor<text:tab/><text:tab/>: </text:p>
      <text:p text:style-name="Normal">Lamp.<text:tab/><text:tab/>: </text:p>
      <text:p text:style-name="Normal">Hal<text:tab/><text:tab/>: Permohonan i<text:span text:style-name="Default_20_Paragraph_20_Font"><text:span text:style-name="T2">j</text:span></text:span>in<text:span text:style-name="Default_20_Paragraph_20_Font"><text:span text:style-name="T2"> belajar</text:span></text:span></text:p>
      <text:p text:style-name="Normal"><text:tab/><text:tab/><text:span text:style-name="Default_20_Paragraph_20_Font"><text:span text:style-name="T2"> <text:s/><text:tab/><text:tab/></text:span></text:span><text:tab/><text:span text:style-name="Default_20_Paragraph_20_Font"><text:span text:style-name="T2"><text:tab/></text:span></text:span><text:tab/>Kepada Yth.</text:p>
      <text:p text:style-name="Normal"><text:tab/><text:tab/><text:tab/><text:tab/><text:tab/><text:tab/><text:tab/><text:span text:style-name="Default_20_Paragraph_20_Font"><text:span text:style-name="T2">[onshow.kepada]</text:span></text:span></text:p>
      <text:p text:style-name="P7"><text:tab/><text:tab/><text:tab/><text:tab/><text:tab/><text:tab/><text:tab/>c.q. Ka. Badan Kepegawaian Daerah</text:p>
      <text:p text:style-name="Normal"><text:tab/><text:tab/><text:tab/><text:tab/><text:tab/><text:tab/><text:span text:style-name="Default_20_Paragraph_20_Font"><text:span text:style-name="T2"><text:tab/>Kota Yogyakarta</text:span></text:span><text:tab/></text:p>
      <text:p text:style-name="Normal"><text:span text:style-name="Default_20_Paragraph_20_Font"><text:span text:style-name="T2"><text:tab/><text:tab/><text:tab/><text:tab/><text:tab/><text:tab/></text:span></text:span><text:tab/>Di <text:s/>Yogyakarta</text:p>
      <text:p text:style-name="P7"/>
      <text:p text:style-name="P7"/>
      <text:p text:style-name="Normal">Dengan hormat</text:p>
      <text:p text:style-name="P9"><text:span text:style-name="Default_20_Paragraph_20_Font"><text:span text:style-name="T2">Yang bertanda tangan di bawah ini Kepala Dinas Pendidikan Kota Yogyakarta melanjutkan permohonan Surat Keterangan Sedang Belajar Pegawai Negeri Sipil dengan data sebagai berikut :</text:span></text:span><text:tab/><text:tab/></text:p>
      <text:p text:style-name="P9"/>
      <text:list xml:id="list1693584544369230217" text:style-name="L1">
        <text:list-item>
          <text:p text:style-name="P18">Nama<text:tab/><text:tab/><text:tab/>: [onshow.nama1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1; magnet=text:p]</text:span></text:p>
      <text:p text:style-name="P16">Pangkat/Gol Ruang<text:tab/>: <text:span text:style-name="Default_20_Paragraph_20_Font"><text:span text:style-name="T2">[onshow.pangkat1]</text:span></text:span>, <text:span text:style-name="T2">[onshow.golongan1;magnet=text:p]</text:span></text:p>
      <text:p text:style-name="P17">Jabatan<text:tab/><text:tab/>: <text:span text:style-name="T2">[onshow.jabatan1; magnet=text:p]</text:span></text:p>
      <text:p text:style-name="P17"><text:span text:style-name="Default_20_Paragraph_20_Font"><text:span text:style-name="T2">Instansi</text:span></text:span><text:tab/><text:tab/>: <text:span text:style-name="T2">[onshow.instansi1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1]/[onshow.pendidikan_jurusan1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1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2">Lokasi Pendidikan/Tempat pendidikan <text:s text:c="3"/>: </text:span></text:span><text:span text:style-name="Default_20_Paragraph_20_Font"><text:span text:style-name="T6">[onshow.pendidikan_tempat1; magnet=text:p]</text:span></text:span></text:p>
      <text:list xml:id="list32398451" text:continue-numbering="true" text:style-name="L1">
        <text:list-item>
          <text:p text:style-name="P18">Nama<text:tab/><text:tab/><text:tab/>: [onshow.nama2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2; magnet=text:p]</text:span></text:p>
      <text:p text:style-name="P16">Pangkat/Gol Ruang<text:tab/>: <text:span text:style-name="Default_20_Paragraph_20_Font"><text:span text:style-name="T2">[onshow.pangkat2]</text:span></text:span>, <text:span text:style-name="T2">[onshow.golongan2;magnet=text:p]</text:span></text:p>
      <text:p text:style-name="P17">Jabatan<text:tab/><text:tab/>: <text:span text:style-name="T2">[onshow.jabatan2; magnet=text:p]</text:span></text:p>
      <text:p text:style-name="P17"><text:span text:style-name="Default_20_Paragraph_20_Font"><text:span text:style-name="T2">Instansi</text:span></text:span><text:tab/><text:tab/>: <text:span text:style-name="T2">[onshow.instansi2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2]/[onshow.pendidikan_jurusan2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2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2; magnet=text:p]</text:span></text:span></text:p>
      <text:list xml:id="list32410764" text:continue-numbering="true" text:style-name="L1">
        <text:list-item>
          <text:p text:style-name="P18">Nama<text:tab/><text:tab/><text:tab/>: [onshow.nama3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3; magnet=text:p]</text:span></text:p>
      <text:p text:style-name="P16">Pangkat/Gol Ruang<text:tab/>: <text:span text:style-name="Default_20_Paragraph_20_Font"><text:span text:style-name="T2">[onshow.pangkat3]</text:span></text:span>, <text:span text:style-name="T2">[onshow.golongan3;magnet=text:p]</text:span></text:p>
      <text:p text:style-name="P17">Jabatan<text:tab/><text:tab/>: <text:span text:style-name="T2">[onshow.jabatan3; magnet=text:p]</text:span></text:p>
      <text:p text:style-name="P17"><text:span text:style-name="Default_20_Paragraph_20_Font"><text:span text:style-name="T2">Instansi</text:span></text:span><text:tab/><text:tab/>: <text:span text:style-name="T2">[onshow.instansi3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3]/[onshow.pendidikan_jurusan3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3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3; magnet=text:p]</text:span></text:span></text:p>
      <text:list xml:id="list32406209" text:continue-numbering="true" text:style-name="L1">
        <text:list-item>
          <text:p text:style-name="P18">Nama<text:tab/><text:tab/><text:tab/>: [onshow.nama4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4; magnet=text:p]</text:span></text:p>
      <text:p text:style-name="P16">Pangkat/Gol Ruang<text:tab/>: <text:span text:style-name="Default_20_Paragraph_20_Font"><text:span text:style-name="T2">[onshow.pangkat4]</text:span></text:span>, <text:span text:style-name="T2">[onshow.golongan4;magnet=text:p]</text:span></text:p>
      <text:p text:style-name="P17">Jabatan<text:tab/><text:tab/>: <text:span text:style-name="T2">[onshow.jabatan4; magnet=text:p]</text:span></text:p>
      <text:p text:style-name="P17"><text:span text:style-name="Default_20_Paragraph_20_Font"><text:span text:style-name="T2">Instansi</text:span></text:span><text:tab/><text:tab/>: <text:span text:style-name="T2">[onshow.instansi4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4]/[onshow.pendidikan_jurusan4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4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 </text:span></text:span><text:span text:style-name="Default_20_Paragraph_20_Font"><text:span text:style-name="T6">[onshow.pendidikan_tempat4; magnet=text:p]</text:span></text:span></text:p>
      <text:list xml:id="list32398933" text:continue-numbering="true" text:style-name="L1">
        <text:list-item>
          <text:p text:style-name="P18">Nama<text:tab/><text:tab/><text:tab/>: [onshow.nama5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5; magnet=text:p]</text:span></text:p>
      <text:p text:style-name="P16">Pangkat/Gol Ruang<text:tab/>: <text:span text:style-name="Default_20_Paragraph_20_Font"><text:span text:style-name="T2">[onshow.pangkat5]</text:span></text:span>, <text:span text:style-name="T2">[onshow.golongan5;magnet=text:p]</text:span></text:p>
      <text:p text:style-name="P17">Jabatan<text:tab/><text:tab/>: <text:span text:style-name="T2">[onshow.jabatan5; magnet=text:p]</text:span></text:p>
      <text:p text:style-name="P17"><text:soft-page-break/><text:span text:style-name="Default_20_Paragraph_20_Font"><text:span text:style-name="T2">Instansi</text:span></text:span><text:tab/><text:tab/>: <text:span text:style-name="T2">[onshow.instansi5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5]/[onshow.pendidikan_jurusan5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5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5; magnet=text:p]</text:span></text:span></text:p>
      <text:list xml:id="list32402416" text:continue-numbering="true" text:style-name="L1">
        <text:list-item>
          <text:p text:style-name="P18">Nama<text:tab/><text:tab/><text:tab/>: [onshow.nama6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6; magnet=text:p]</text:span></text:p>
      <text:p text:style-name="P16">Pangkat/Gol Ruang<text:tab/>: <text:span text:style-name="Default_20_Paragraph_20_Font"><text:span text:style-name="T2">[onshow.pangkat6]</text:span></text:span>, <text:span text:style-name="T2">[onshow.golongan6;magnet=text:p]</text:span></text:p>
      <text:p text:style-name="P17">Jabatan<text:tab/><text:tab/>: <text:span text:style-name="T2">[onshow.jabatan6; magnet=text:p]</text:span></text:p>
      <text:p text:style-name="P17"><text:span text:style-name="Default_20_Paragraph_20_Font"><text:span text:style-name="T2">Instansi</text:span></text:span><text:tab/><text:tab/>: <text:span text:style-name="T2">[onshow.instansi6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6]/[onshow.pendidikan_jurusan6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6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6; magnet=text:p]</text:span></text:span></text:p>
      <text:list xml:id="list32411988" text:continue-numbering="true" text:style-name="L1">
        <text:list-item>
          <text:p text:style-name="P18">Nama<text:tab/><text:tab/><text:tab/>: [onshow.nama7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7; magnet=text:p]</text:span></text:p>
      <text:p text:style-name="P16">Pangkat/Gol Ruang<text:tab/>: <text:span text:style-name="Default_20_Paragraph_20_Font"><text:span text:style-name="T2">[onshow.pangkat7]</text:span></text:span>, <text:span text:style-name="T2">[onshow.golongan7;magnet=text:p]</text:span></text:p>
      <text:p text:style-name="P17">Jabatan<text:tab/><text:tab/>: <text:span text:style-name="T2">[onshow.jabatan7; magnet=text:p]</text:span></text:p>
      <text:p text:style-name="P17"><text:span text:style-name="Default_20_Paragraph_20_Font"><text:span text:style-name="T2">Instansi</text:span></text:span><text:tab/><text:tab/>: <text:span text:style-name="T2">[onshow.instansi7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7]/[onshow.pendidikan_jurusan7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7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7; magnet=text:p]</text:span></text:span></text:p>
      <text:list xml:id="list32411902" text:continue-numbering="true" text:style-name="L1">
        <text:list-item>
          <text:p text:style-name="P18">Nama<text:tab/><text:tab/><text:tab/>: [onshow.nama8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8; magnet=text:p]</text:span></text:p>
      <text:p text:style-name="P16">Pangkat/Gol Ruang<text:tab/>: <text:span text:style-name="Default_20_Paragraph_20_Font"><text:span text:style-name="T2">[onshow.pangkat8]</text:span></text:span>, <text:span text:style-name="T2">[onshow.golongan8;magnet=text:p]</text:span></text:p>
      <text:p text:style-name="P17">Jabatan<text:tab/><text:tab/>: <text:span text:style-name="T2">[onshow.jabatan8; magnet=text:p]</text:span></text:p>
      <text:p text:style-name="P17"><text:span text:style-name="Default_20_Paragraph_20_Font"><text:span text:style-name="T2">Instansi</text:span></text:span><text:tab/><text:tab/>: <text:span text:style-name="T2">[onshow.instansi8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8]/[onshow.pendidikan_jurusan8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8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</text:span></text:span><text:span text:style-name="Default_20_Paragraph_20_Font"><text:span text:style-name="T6"> [onshow.pendidikan_tempat8; magnet=text:p]</text:span></text:span></text:p>
      <text:list xml:id="list32404275" text:continue-numbering="true" text:style-name="L1">
        <text:list-item>
          <text:p text:style-name="P18">Nama<text:tab/><text:tab/><text:tab/>: [onshow.nama9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9; magnet=text:p]</text:span></text:p>
      <text:p text:style-name="P16">Pangkat/Gol Ruang<text:tab/>: <text:span text:style-name="Default_20_Paragraph_20_Font"><text:span text:style-name="T2">[onshow.pangkat9]</text:span></text:span>, <text:span text:style-name="T2">[onshow.golongan9;magnet=text:p]</text:span></text:p>
      <text:p text:style-name="P17">Jabatan<text:tab/><text:tab/>: <text:span text:style-name="T2">[onshow.jabatan9; magnet=text:p]</text:span></text:p>
      <text:p text:style-name="P17"><text:span text:style-name="Default_20_Paragraph_20_Font"><text:span text:style-name="T2">Instansi</text:span></text:span><text:tab/><text:tab/>: <text:span text:style-name="T2">[onshow.instansi9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9]/[onshow.pendidikan_jurusan9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9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 </text:span></text:span><text:span text:style-name="Default_20_Paragraph_20_Font"><text:span text:style-name="T6">[onshow.pendidikan_tempat9; magnet=text:p]</text:span></text:span></text:p>
      <text:list xml:id="list32397044" text:continue-numbering="true" text:style-name="L1">
        <text:list-item>
          <text:p text:style-name="P18">Nama<text:tab/><text:tab/><text:tab/>: [onshow.nama10; magnet=text:p]<text:span text:style-name="Default_20_Paragraph_20_Font"><text:span text:style-name="T8"> </text:span></text:span></text:p>
        </text:list-item>
      </text:list>
      <text:p text:style-name="List_20_Paragraph">NIP<text:tab/><text:tab/><text:tab/>: <text:span text:style-name="T2">[onshow.NIP10; magnet=text:p]</text:span></text:p>
      <text:p text:style-name="P16">Pangkat/Gol Ruang<text:tab/>: <text:span text:style-name="Default_20_Paragraph_20_Font"><text:span text:style-name="T2">[onshow.pangkat10]</text:span></text:span>, <text:span text:style-name="T2">[onshow.golongan10;magnet=text:p]</text:span></text:p>
      <text:p text:style-name="P17">Jabatan<text:tab/><text:tab/>: <text:span text:style-name="T2">[onshow.jabatan10; magnet=text:p]</text:span></text:p>
      <text:p text:style-name="P17"><text:span text:style-name="Default_20_Paragraph_20_Font"><text:span text:style-name="T2">Instansi</text:span></text:span><text:tab/><text:tab/>: <text:span text:style-name="T2">[onshow.instansi10; magnet=text:p]</text:span></text:p>
      <text:p text:style-name="P15"><text:span text:style-name="Default_20_Paragraph_20_Font"><text:span text:style-name="T2">Fakultas/Jurusan/Program Studi<text:tab/> <text:s text:c="5"/>: </text:span></text:span><text:span text:style-name="Default_20_Paragraph_20_Font"><text:span text:style-name="T6">[onshow.pendidikan_terakhir10]/[onshow.pendidikan_jurusan10; magnet=text:p]</text:span></text:span></text:p>
      <text:p text:style-name="P15"><text:span text:style-name="Default_20_Paragraph_20_Font"><text:span text:style-name="T2">Perguruan Tinggi/Lembaga Pendidikan <text:s text:c="2"/>: </text:span></text:span><text:span text:style-name="Default_20_Paragraph_20_Font"><text:span text:style-name="T6">[onshow.pendidikan_univ10; magnet=text:p]</text:span></text:span><text:span text:style-name="Default_20_Paragraph_20_Font"><text:span text:style-name="T7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8"><text:s/></text:span></text:span><text:span text:style-name="Default_20_Paragraph_20_Font"><text:span text:style-name="T2">:</text:span></text:span><text:span text:style-name="Default_20_Paragraph_20_Font"><text:span text:style-name="T6"> -</text:span></text:span></text:p>
      <text:p text:style-name="P15"><text:span text:style-name="Default_20_Paragraph_20_Font"><text:span text:style-name="T10">Lokasi Pendidikan/Tempat pendidikan <text:s text:c="3"/>: </text:span></text:span><text:span text:style-name="Default_20_Paragraph_20_Font"><text:span text:style-name="T6">[onshow.pendidikan_tempat10; magnet=text:p]</text:span></text:span></text:p>
      <text:list xml:id="list32391897" text:continue-numbering="true" text:style-name="L1">
        <text:list-header>
          <text:p text:style-name="P19"><text:tab/><text:tab/><text:tab/><text:tab/><text:tab/><text:tab/><text:tab/></text:p>
        </text:list-header>
      </text:list>
      <text:p text:style-name="P10"/>
      <text:p text:style-name="P7"><text:tab/>Pada prinsipnya kami tidak keberatan yang bersangkutan melanjutkan pendidikan ke jenjang lebih tinggi.</text:p>
      <text:p text:style-name="P8">Dan pendidikan yang diikuti bukan termasuk jarak jauh dan kelas Sabtu – Minggu, untuk proses selanjutnya kami serahkan kepada Kepala Badan Kepegawaian Daerah Kota Yogyakarta.</text:p>
      <text:p text:style-name="P8">Sebagai bahan pertimbangan, bersama ini saya lampirkan kelengkapan berkas sebagai berikut :</text:p>
      <text:list xml:id="list997538278133202818" text:style-name="L2">
        <text:list-item>
          <text:p text:style-name="P21">Surat Pernyataan bermeterai berisi :</text:p>
        </text:list-item>
      </text:list>
      <text:list xml:id="list7542275243339022423" text:style-name="L3">
        <text:list-item>
          <text:p text:style-name="P20">Dengan biaya sendiri</text:p>
        </text:list-item>
        <text:list-item>
          <text:p text:style-name="P20"><text:soft-page-break/>Tidak menuntut penyesuaian ijazah</text:p>
        </text:list-item>
        <text:list-item>
          <text:p text:style-name="P20">Tidak mengganggu jam kerja</text:p>
        </text:list-item>
      </text:list>
      <text:list xml:id="list32397088" text:continue-list="list997538278133202818" text:style-name="L2">
        <text:list-item>
          <text:p text:style-name="P21">FC SK Kenaikan pangkat terakhir</text:p>
        </text:list-item>
        <text:list-item>
          <text:p text:style-name="P21">FC DP-3 dua tahun terakhir</text:p>
        </text:list-item>
        <text:list-item>
          <text:p text:style-name="P21">FC Hasil Penilaian Kinerja terakhir</text:p>
        </text:list-item>
        <text:list-item>
          <text:p text:style-name="P21">FC Ijazah terakhir</text:p>
        </text:list-item>
        <text:list-item>
          <text:p text:style-name="P21">Surat Keterangan Lulus Seleksi masuk dari lembaga pendidikan</text:p>
        </text:list-item>
        <text:list-item>
          <text:p text:style-name="P22">Rekomendasi dari kepala SKPD bahwa calon peserta memiliki motivasi tinggi berdedikasi dan loyal pada tugas</text:p>
        </text:list-item>
        <text:list-item>
          <text:p text:style-name="P22">Rekomendasi dari Kepala SKPD bahwa calon peserta dinilai akan mampu menyelesaikan pendidikan tepat waktu</text:p>
        </text:list-item>
        <text:list-item>
          <text:p text:style-name="P22">Surat Pernyataan SKPD bahwa calon peserta tidak sedang menjalani hukuman disiplin</text:p>
        </text:list-item>
        <text:list-item>
          <text:p text:style-name="P21">Jadwal kuliah </text:p>
        </text:list-item>
        <text:list-item>
          <text:p text:style-name="P21">Jadwal Mengajar (bagi guru)</text:p>
        </text:list-item>
      </text:list>
      <text:p text:style-name="P7"/>
      <text:p text:style-name="Normal">Demikian<text:span text:style-name="Default_20_Paragraph_20_Font"><text:span text:style-name="T2">, untuk menjadikan periksa.</text:span></text:span></text:p>
      <text:p text:style-name="P14"/>
      <text:p text:style-name="P11">Yogyakarta<text:span text:style-name="Default_20_Paragraph_20_Font"><text:span text:style-name="T2">, [onshow.tanggal]</text:span></text:span></text:p>
      <text:p text:style-name="Normal"><text:tab/><text:tab/><text:tab/><text:tab/><text:tab/><text:tab/><text:tab/>Kepala</text:p>
      <text:p text:style-name="P12"/>
      <text:p text:style-name="P12"/>
      <text:p text:style-name="P12"/>
      <text:p text:style-name="P11">Drs. Edy Heri Suasana, M.Pd</text:p>
      <text:p text:style-name="P13">NIP 19610605 198401 1 005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left="1.27cm" fo:margin-right="0cm" fo:orphans="2" fo:widows="2" fo:hyphenation-ladder-count="no-limit" fo:text-indent="0cm" style:auto-text-indent="false">
        <style:tab-stops/>
      </style:paragraph-properties>
      <style:text-properties style:letter-kerning="false" style:font-name-asian="MS Mincho" style:language-asian="ja" style:country-asian="JP" style:font-name-complex="Times New Roman" style:language-complex="ar" style:country-complex="SA"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032cm" fo:margin-bottom="1.016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vinsensius satya</meta:initial-creator>
    <meta:creation-date>2016-02-02T04:30:00Z</meta:creation-date>
    <dc:date>2016-02-02T12:23:02.99</dc:date>
    <meta:print-date>2007-04-25T21:44:00Z</meta:print-date>
    <meta:editing-cycles>48</meta:editing-cycles>
    <meta:editing-duration>PT37M43S</meta:editing-duration>
    <meta:document-statistic meta:table-count="1" meta:image-count="1" meta:object-count="0" meta:page-count="3" meta:paragraph-count="120" meta:word-count="685" meta:character-count="8367"/>
    <meta:template xlink:type="simple" xlink:actuate="onRequest" xlink:title="" xlink:href="../cuti_tahunan.odt/Normal.dotm"/>
  </office:meta>
</office:document-meta>
</file>